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1e7" officeooo:paragraph-rsid="0008e1e7"/>
    </style:style>
    <style:style style:name="P2" style:family="paragraph" style:parent-style-name="Standard">
      <style:text-properties officeooo:rsid="0009f270" officeooo:paragraph-rsid="0009f270"/>
    </style:style>
    <style:style style:name="P3" style:family="paragraph" style:parent-style-name="Standard">
      <style:text-properties officeooo:rsid="000b2028" officeooo:paragraph-rsid="000b202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18<text:span text:style-name="T1">th</text:span> July 2024 – DBMS LAB 1</text:p>
      <text:p text:style-name="P1"/>
      <text:p text:style-name="P1">1) select year('2024/07/18') as year</text:p>
      <text:p text:style-name="P1">2) select version() as version</text:p>
      <text:p text:style-name="P1">3) select current_date as date</text:p>
      <text:p text:style-name="P1">4) select year (CURDATE()) as curYear</text:p>
      <text:p text:style-name="P2">5) select abs(datediff('2024-07-18', '2024-07-19')) as NoofDays</text:p>
      <text:p text:style-name="P3">6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5:54:04.861081577</meta:creation-date>
    <dc:date>2024-07-18T16:27:16.074103427</dc:date>
    <meta:editing-duration>PT1M50S</meta:editing-duration>
    <meta:editing-cycles>1</meta:editing-cycles>
    <meta:document-statistic meta:table-count="0" meta:image-count="0" meta:object-count="0" meta:page-count="1" meta:paragraph-count="7" meta:word-count="34" meta:character-count="230" meta:non-whitespace-character-count="197"/>
    <meta:generator>LibreOffice/7.3.7.2$Linux_X86_64 LibreOffice_project/30$Build-2</meta:generator>
  </office:meta>
</office:document-meta>
</file>